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11</text:p>
      <text:p text:style-name="Standard">I haven't been updating the rest account lately. Today, I added in the Febuary 8th, 9th, and 10th days in the blog. I also put more work into the legends of the internet project, and made a new Terms Of Service that is more updated</text:p>
      <text:p text:style-name="Standard">I took a break for the rest of the day afterwards</text:p>
      <text:p text:style-name="Standard">Sean Patrick Myrick on February 10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27:47.575000000</meta:creation-date>
    <dc:date>2019-02-11T12:28:31.609000000</dc:date>
    <meta:editing-duration>PT43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4" meta:word-count="69" meta:character-count="349" meta:non-whitespace-character-count="284"/>
  </office:meta>
</office:document-meta>
</file>